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1104" officeooo:paragraph-rsid="0001110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1104" officeooo:paragraph-rsid="0001110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1104" officeooo:paragraph-rsid="0001eee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eee5" officeooo:paragraph-rsid="0001eee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011104" officeooo:paragraph-rsid="00011104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1eee5" officeooo:paragraph-rsid="0001eee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11104" officeooo:paragraph-rsid="00011104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7bbbc" officeooo:paragraph-rsid="0007bbb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1eee5" officeooo:paragraph-rsid="0001eee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f24e" officeooo:paragraph-rsid="0008f24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8f24e" officeooo:paragraph-rsid="0008f24e" style:font-size-asian="10.5pt" style:font-size-complex="12pt"/>
    </style:style>
    <style:style style:name="T1" style:family="text">
      <style:text-properties officeooo:rsid="0001eee5"/>
    </style:style>
    <style:style style:name="T2" style:family="text">
      <style:text-properties officeooo:rsid="0003d924"/>
    </style:style>
    <style:style style:name="T3" style:family="text">
      <style:text-properties officeooo:rsid="00045c21"/>
    </style:style>
    <style:style style:name="T4" style:family="text">
      <style:text-properties officeooo:rsid="0005f658"/>
    </style:style>
    <style:style style:name="T5" style:family="text">
      <style:text-properties officeooo:rsid="0008f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sur le livrable</text:p>
      <text:p text:style-name="P1"/>
      <text:p text:style-name="P8">06/04/2016</text:p>
      <text:p text:style-name="P1"/>
      <text:p text:style-name="P1"/>
      <text:p text:style-name="P2">Ce livrable comporte certaines corrections dues aux remarques de nos entretiens.</text:p>
      <text:p text:style-name="P2"/>
      <text:p text:style-name="P5">Ce qui a été changé :</text:p>
      <text:p text:style-name="P2">- Les entités se relient avec un clic souris et non plus avec une popup.</text:p>
      <text:p text:style-name="P2">- <text:span text:style-name="T1">Les relations possèdent plusieurs « jalons » qui vous permettent de déplacer ses segments.</text:span></text:p>
      <text:p text:style-name="P2">- Les entités (type classe/interface/énumération) on été changées. Il n'y plus de bug de visibilité. Les élément<text:span text:style-name="T4">s</text:span> abstraits sont en italique<text:span text:style-name="T4">s</text:span> et les éléments statique souligné<text:span text:style-name="T4">s</text:span>.</text:p>
      <text:p text:style-name="P2">- Le modèle est intégré partout (sa<text:span text:style-name="T1">uf</text:span> dans les relations qui sont en cours de finiti<text:span text:style-name="T1">on).</text:span></text:p>
      <text:p text:style-name="P2">- <text:span text:style-name="T1">Quelques raccourcis clavier ont été modifié (voir dans le menu).</text:span></text:p>
      <text:p text:style-name="P2"/>
      <text:p text:style-name="P6">Ce qui est ajouté :</text:p>
      <text:p text:style-name="P3">- Pour éviter de provoquer des bug sur ce livrable, nous <text:span text:style-name="T1">n'avons pas mis</text:span> la fonctionnalité qui permet de déplacer le départ et l'arrivé d'une relation. C'est en cours de travail.</text:p>
      <text:p text:style-name="P3">- <text:span text:style-name="T1">Le panel de gauche et de droite avec la possibilité de les cacher.</text:span></text:p>
      <text:p text:style-name="P3">- <text:span text:style-name="T1">La gestion de projet.</text:span></text:p>
      <text:p text:style-name="P3"/>
      <text:p text:style-name="P3"/>
      <text:p text:style-name="P6">Quelques bugs non encore résolus :</text:p>
      <text:p text:style-name="P4"><text:bookmark-start text:name="__DdeLink__4_212690832"/>- Bug d'ajout d'entité déjà existante dans un projet.</text:p>
      <text:p text:style-name="P4"><text:tab/>Situation : Le projet contient au moins une entité. L'utilisateur ajoute dans un diagramme de <text:tab/>ce projet la même entité avec le même nom ⇒ une exception tombe.</text:p>
      <text:p text:style-name="P4">- Bug de chargement graphique d'un diagramme: Le projet n'est pas encore capable charger graphiquement un <text:span text:style-name="T2">diagramme (bug des positions et des relations non placées).</text:span></text:p>
      <text:p text:style-name="P4">- Impossible sur ce livrable de supprimer un diagramme contenant des entités.<text:bookmark-end text:name="__DdeLink__4_212690832"/></text:p>
      <text:p text:style-name="P4">- <text:span text:style-name="T3">Les boutons du menu ne sont pas mis à jours lorsqu'on supprime un projet. Ils devraient devenir « inclicables ».</text:span></text:p>
      <text:p text:style-name="P4">-<text:span text:style-name="T5">Vous nous aviez parlé de la police windows. Nous ne l'avons pas encore changée.</text:span></text:p>
      <text:p text:style-name="P4"/>
      <text:p text:style-name="P4"/>
      <text:p text:style-name="P10">Note :</text:p>
      <text:p text:style-name="P11">L'impression marche chez nous. Si ça ne fonctionne toujours pas pour vous nous regarderons ça ensemble à la rent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 </meta:initial-creator>
    <meta:creation-date>2016-04-06T18:06:09.481007195</meta:creation-date>
    <dc:date>2016-04-06T19:02:00.587842527</dc:date>
    <dc:creator>antho </dc:creator>
    <meta:editing-duration>PT39M3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1" meta:paragraph-count="22" meta:word-count="296" meta:character-count="1718" meta:non-whitespace-character-count="1442"/>
  </office:meta>
</office:document-meta>
</file>